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United States Senators from Louisiana</text:p>
      <text:p text:style-name="Standard"><text:span text:style-name="T1">From Wikipedia, the free encyclopedia</text:span></text:p>
      <text:p text:style-name="Standard">https://en.wikipedia.org/wiki/List%20of%20United%20States%20Senators%20from%20Louisiana<text:line-break/>Licensed under CC BY-SA 3.0:<text:line-break/>https://en.wikipedia.org/wiki/Wikipedia:Text_of_Creative_Commons_Attribution-ShareAlike_3.0_Unported_License</text:p>
      <text:p text:style-name="Standard"/>
      <text:h text:style-name="Heading_20_1" text:outline-level="1">List of United States Senators from Louisiana</text:h>
      <text:list xml:id="list1920833146" text:style-name="WWNum1">
        <text:list-item>
          <text:p text:style-name="P2"><text:span text:style-name="T2">Louisiana was admitted to the Union on April 30, 1812, and elects senators to Class 2 and Class 3.</text:span></text:p>
        </text:list-item>
      </text:list>
      <text:p text:style-name="Standard"/>
      <text:p text:style-name="Standard">Louisiana was admitted to the Union on April 30, 1812, and elects senators to Class 2 and Class 3. Its current senators are Republicans John Kennedy and Bill Cassidy.</text:p>
      <text:h text:style-name="Heading_20_1" text:outline-level="1">List of senators</text:h>
      <text:h text:style-name="Heading_20_1" text:outline-level="1">Living former U.S. Senators from Louisiana</text:h>
      <text:list xml:id="list1839351350613" text:continue-numbering="true" text:style-name="WWNum1">
        <text:list-item>
          <text:p text:style-name="P2"><text:span text:style-name="T2">As of January 2019[update], there are four living former U.S.</text:span></text:p>
        </text:list-item>
        <text:list-item>
          <text:p text:style-name="P2"><text:span text:style-name="T2">Senators from Louisiana.</text:span></text:p>
        </text:list-item>
        <text:list-item>
          <text:p text:style-name="P2"><text:span text:style-name="T2">The most recent senator to die was Elaine Edwards (served August 1, 1972 to November 13, 1972) on May 14, 2018.</text:span></text:p>
        </text:list-item>
        <text:list-item>
          <text:p text:style-name="P2"><text:span text:style-name="T2">Long (served 1948–1987), who died on May 9, 2003.</text:span></text:p>
        </text:list-item>
      </text:list>
      <text:p text:style-name="Standard">As of January 2019[update], there are four living former U.S. Senators from Louisiana. The most recent senator to die was Elaine Edwards (served August 1, 1972 to November 13, 1972) on May 14, 2018. The most recently serving senator to die was Russell B. Long (served 1948–1987), who died on May 9, 2003.</text:p>
      <text:h text:style-name="Heading_20_1" text:outline-level="1">See also</text:h>
      <text:list xml:id="list1840058510011" text:continue-numbering="true" text:style-name="WWNum1">
        <text:list-item>
          <text:p text:style-name="P2"><text:span text:style-name="T2">List of United States Representatives from Louisiana</text:span></text:p>
        </text:list-item>
        <text:list-item>
          <text:p text:style-name="P2"><text:span text:style-name="T2">United States congressional delegations from Louisiana</text:span></text:p>
        </text:list-item>
      </text:list>
      <text:p text:style-name="Standard">List of United States Representatives from Louisiana</text:p>
      <text:p text:style-name="Standard">United States congressional delegations from Louisiana</text:p>
      <text:h text:style-name="Heading_20_1" text:outline-level="1">Notes</text:h>
      <text:h text:style-name="Heading_20_1" text:outline-level="1">References</text:h>
      <text:list xml:id="list1839072732163" text:continue-numbering="true" text:style-name="WWNum1">
        <text:list-item>
          <text:p text:style-name="P2"><text:span text:style-name="T2">United States Senate Historical Office (volume 4 Bicentennial ed.).</text:span></text:p>
        </text:list-item>
        <text:list-item>
          <text:p text:style-name="P2"><text:span text:style-name="T2">Washington, D.C.: U.S. Government Printing Office.</text:span></text:p>
        </text:list-item>
        <text:list-item>
          <text:p text:style-name="P2"><text:span text:style-name="T2">Byrd, Robert C. (October 1, 1993).</text:span></text:p>
        </text:list-item>
        <text:list-item>
          <text:p text:style-name="P2"><text:soft-page-break/><text:span text:style-name="T2">U.S. Senate Committee on Privileges and Elections.</text:span></text:p>
        </text:list-item>
      </text:list>
      <text:p text:style-name="Standard">Byrd, Robert C. (October 1, 1993). <text:s/>Wolff, Wendy (ed.). "The Senate, 1789-1989: Historical Statistics, 1789-1992". United States Senate Historical Office (volume 4 Bicentennial ed.). Washington, D.C.: U.S. Government Printing Office.</text:p>
      <text:p text:style-name="Standard">Taft, George S.; Furber, George P.; Buck, George M.; Webb, Charles A.; Pierce, Herbert R. (1913). Compilation of Senate Election Cases from 1789 to 1913. U.S. Senate Committee on Privileges and Elections. Washington, D.C.: U.S. Government Printing Off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26" meta:word-count="318" meta:character-count="2158" meta:non-whitespace-character-count="18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